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52mm"/>
    </style:style>
    <style:style style:name="co5" style:family="table-column">
      <style:table-column-properties fo:break-before="auto" style:column-width="55.37mm"/>
    </style:style>
    <style:style style:name="co6" style:family="table-column">
      <style:table-column-properties fo:break-before="auto" style:column-width="200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03030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pt" fo:country="BR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422069" calcext:value-type="float">
            <text:p>422069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15-12-14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19/10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1];[.C1];[.D1];[.E1];[.F1])" office:value-type="string" office:string-value="'[{&quot;cd_certificado&quot;:4, &quot;dt_inicio_certificado&quot;:&quot;2015-12-14&quot;,&quot;dt_fim_certificado&quot;:&quot;19/10/2020&quot;,&quot;cd_municipio&quot;:null,&quot;cd_uf&quot;:null}]'" calcext:value-type="string">
            <text:p>'[{"cd_certificado":4, "dt_inicio_certificado":"2015-12-14","dt_fim_certificado":"19/10/2020","cd_municipio":null,"cd_uf":null}]'</text:p>
          </table:table-cell>
        </table:table-row>
        <table:table-row table:style-name="ro1">
          <table:table-cell office:value-type="float" office:value="605039" calcext:value-type="float">
            <text:p>605039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01-12-27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22/07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2];[.C2];[.D2];[.E2];[.F2])" office:value-type="string" office:string-value="'[{&quot;cd_certificado&quot;:4, &quot;dt_inicio_certificado&quot;:&quot;2001-12-27&quot;,&quot;dt_fim_certificado&quot;:&quot;22/07/2020&quot;,&quot;cd_municipio&quot;:null,&quot;cd_uf&quot;:null}]'" calcext:value-type="string">
            <text:p>'[{"cd_certificado":4, "dt_inicio_certificado":"2001-12-27","dt_fim_certificado":"22/07/2020","cd_municipio":null,"cd_uf":null}]'</text:p>
          </table:table-cell>
        </table:table-row>
        <table:table-row table:style-name="ro1">
          <table:table-cell office:value-type="float" office:value="511719" calcext:value-type="float">
            <text:p>511719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03-03-18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09/11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3];[.C3];[.D3];[.E3];[.F3])" office:value-type="string" office:string-value="'[{&quot;cd_certificado&quot;:4, &quot;dt_inicio_certificado&quot;:&quot;2003-03-18&quot;,&quot;dt_fim_certificado&quot;:&quot;09/11/2020&quot;,&quot;cd_municipio&quot;:null,&quot;cd_uf&quot;:null}]'" calcext:value-type="string">
            <text:p>'[{"cd_certificado":4, "dt_inicio_certificado":"2003-03-18","dt_fim_certificado":"09/11/2020","cd_municipio":null,"cd_uf":null}]'</text:p>
          </table:table-cell>
        </table:table-row>
        <table:table-row table:style-name="ro1">
          <table:table-cell office:value-type="float" office:value="690495" calcext:value-type="float">
            <text:p>690495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05-08-11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01/07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4];[.C4];[.D4];[.E4];[.F4])" office:value-type="string" office:string-value="'[{&quot;cd_certificado&quot;:4, &quot;dt_inicio_certificado&quot;:&quot;2005-08-11&quot;,&quot;dt_fim_certificado&quot;:&quot;01/07/2020&quot;,&quot;cd_municipio&quot;:null,&quot;cd_uf&quot;:null}]'" calcext:value-type="string">
            <text:p>'[{"cd_certificado":4, "dt_inicio_certificado":"2005-08-11","dt_fim_certificado":"01/07/2020","cd_municipio":null,"cd_uf":null}]'</text:p>
          </table:table-cell>
        </table:table-row>
        <table:table-row table:style-name="ro1">
          <table:table-cell office:value-type="float" office:value="787167" calcext:value-type="float">
            <text:p>787167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05-11-04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22/07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5];[.C5];[.D5];[.E5];[.F5])" office:value-type="string" office:string-value="'[{&quot;cd_certificado&quot;:4, &quot;dt_inicio_certificado&quot;:&quot;2005-11-04&quot;,&quot;dt_fim_certificado&quot;:&quot;22/07/2020&quot;,&quot;cd_municipio&quot;:null,&quot;cd_uf&quot;:null}]'" calcext:value-type="string">
            <text:p>'[{"cd_certificado":4, "dt_inicio_certificado":"2005-11-04","dt_fim_certificado":"22/07/2020","cd_municipio":null,"cd_uf":null}]'</text:p>
          </table:table-cell>
        </table:table-row>
        <table:table-row table:style-name="ro1">
          <table:table-cell office:value-type="float" office:value="787109" calcext:value-type="float">
            <text:p>787109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15-02-27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06/08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6];[.C6];[.D6];[.E6];[.F6])" office:value-type="string" office:string-value="'[{&quot;cd_certificado&quot;:4, &quot;dt_inicio_certificado&quot;:&quot;2015-02-27&quot;,&quot;dt_fim_certificado&quot;:&quot;06/08/2020&quot;,&quot;cd_municipio&quot;:null,&quot;cd_uf&quot;:null}]'" calcext:value-type="string">
            <text:p>'[{"cd_certificado":4, "dt_inicio_certificado":"2015-02-27","dt_fim_certificado":"06/08/2020","cd_municipio":null,"cd_uf":null}]'</text:p>
          </table:table-cell>
        </table:table-row>
        <table:table-row table:style-name="ro1">
          <table:table-cell office:value-type="float" office:value="787998" calcext:value-type="float">
            <text:p>787998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04-03-31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22/07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7];[.C7];[.D7];[.E7];[.F7])" office:value-type="string" office:string-value="'[{&quot;cd_certificado&quot;:4, &quot;dt_inicio_certificado&quot;:&quot;2004-03-31&quot;,&quot;dt_fim_certificado&quot;:&quot;22/07/2020&quot;,&quot;cd_municipio&quot;:null,&quot;cd_uf&quot;:null}]'" calcext:value-type="string">
            <text:p>'[{"cd_certificado":4, "dt_inicio_certificado":"2004-03-31","dt_fim_certificado":"22/07/2020","cd_municipio":null,"cd_uf":null}]'</text:p>
          </table:table-cell>
        </table:table-row>
        <table:table-row table:style-name="ro1">
          <table:table-cell office:value-type="float" office:value="495843" calcext:value-type="float">
            <text:p>495843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05-02-15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06/08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8];[.C8];[.D8];[.E8];[.F8])" office:value-type="string" office:string-value="'[{&quot;cd_certificado&quot;:4, &quot;dt_inicio_certificado&quot;:&quot;2005-02-15&quot;,&quot;dt_fim_certificado&quot;:&quot;06/08/2020&quot;,&quot;cd_municipio&quot;:null,&quot;cd_uf&quot;:null}]'" calcext:value-type="string">
            <text:p>'[{"cd_certificado":4, "dt_inicio_certificado":"2005-02-15","dt_fim_certificado":"06/08/2020","cd_municipio":null,"cd_uf":null}]'</text:p>
          </table:table-cell>
        </table:table-row>
        <table:table-row table:style-name="ro1">
          <table:table-cell office:value-type="float" office:value="788344" calcext:value-type="float">
            <text:p>788344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05-10-03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05/11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9];[.C9];[.D9];[.E9];[.F9])" office:value-type="string" office:string-value="'[{&quot;cd_certificado&quot;:4, &quot;dt_inicio_certificado&quot;:&quot;2005-10-03&quot;,&quot;dt_fim_certificado&quot;:&quot;05/11/2020&quot;,&quot;cd_municipio&quot;:null,&quot;cd_uf&quot;:null}]'" calcext:value-type="string">
            <text:p>'[{"cd_certificado":4, "dt_inicio_certificado":"2005-10-03","dt_fim_certificado":"05/11/2020","cd_municipio":null,"cd_uf":null}]'</text:p>
          </table:table-cell>
        </table:table-row>
        <table:table-row table:style-name="ro1">
          <table:table-cell office:value-type="float" office:value="787758" calcext:value-type="float">
            <text:p>787758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05-01-20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24/07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10];[.C10];[.D10];[.E10];[.F10])" office:value-type="string" office:string-value="'[{&quot;cd_certificado&quot;:4, &quot;dt_inicio_certificado&quot;:&quot;2005-01-20&quot;,&quot;dt_fim_certificado&quot;:&quot;24/07/2020&quot;,&quot;cd_municipio&quot;:null,&quot;cd_uf&quot;:null}]'" calcext:value-type="string">
            <text:p>'[{"cd_certificado":4, "dt_inicio_certificado":"2005-01-20","dt_fim_certificado":"24/07/2020","cd_municipio":null,"cd_uf":null}]'</text:p>
          </table:table-cell>
        </table:table-row>
        <table:table-row table:style-name="ro1">
          <table:table-cell office:value-type="float" office:value="789114" calcext:value-type="float">
            <text:p>789114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11-07-21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21/10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11];[.C11];[.D11];[.E11];[.F11])" office:value-type="string" office:string-value="'[{&quot;cd_certificado&quot;:4, &quot;dt_inicio_certificado&quot;:&quot;2011-07-21&quot;,&quot;dt_fim_certificado&quot;:&quot;21/10/2020&quot;,&quot;cd_municipio&quot;:null,&quot;cd_uf&quot;:null}]'" calcext:value-type="string">
            <text:p>'[{"cd_certificado":4, "dt_inicio_certificado":"2011-07-21","dt_fim_certificado":"21/10/2020","cd_municipio":null,"cd_uf":null}]'</text:p>
          </table:table-cell>
        </table:table-row>
        <table:table-row table:style-name="ro1">
          <table:table-cell office:value-type="float" office:value="786558" calcext:value-type="float">
            <text:p>786558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06-12-14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26/10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12];[.C12];[.D12];[.E12];[.F12])" office:value-type="string" office:string-value="'[{&quot;cd_certificado&quot;:4, &quot;dt_inicio_certificado&quot;:&quot;2006-12-14&quot;,&quot;dt_fim_certificado&quot;:&quot;26/10/2020&quot;,&quot;cd_municipio&quot;:null,&quot;cd_uf&quot;:null}]'" calcext:value-type="string">
            <text:p>'[{"cd_certificado":4, "dt_inicio_certificado":"2006-12-14","dt_fim_certificado":"26/10/2020","cd_municipio":null,"cd_uf":null}]'</text:p>
          </table:table-cell>
        </table:table-row>
        <table:table-row table:style-name="ro1">
          <table:table-cell office:value-type="float" office:value="732087" calcext:value-type="float">
            <text:p>732087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08-04-24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05/11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13];[.C13];[.D13];[.E13];[.F13])" office:value-type="string" office:string-value="'[{&quot;cd_certificado&quot;:4, &quot;dt_inicio_certificado&quot;:&quot;2008-04-24&quot;,&quot;dt_fim_certificado&quot;:&quot;05/11/2020&quot;,&quot;cd_municipio&quot;:null,&quot;cd_uf&quot;:null}]'" calcext:value-type="string">
            <text:p>'[{"cd_certificado":4, "dt_inicio_certificado":"2008-04-24","dt_fim_certificado":"05/11/2020","cd_municipio":null,"cd_uf":null}]'</text:p>
          </table:table-cell>
        </table:table-row>
        <table:table-row table:style-name="ro1">
          <table:table-cell office:value-type="float" office:value="673948" calcext:value-type="float">
            <text:p>673948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10-06-25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04/08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14];[.C14];[.D14];[.E14];[.F14])" office:value-type="string" office:string-value="'[{&quot;cd_certificado&quot;:4, &quot;dt_inicio_certificado&quot;:&quot;2010-06-25&quot;,&quot;dt_fim_certificado&quot;:&quot;04/08/2020&quot;,&quot;cd_municipio&quot;:null,&quot;cd_uf&quot;:null}]'" calcext:value-type="string">
            <text:p>'[{"cd_certificado":4, "dt_inicio_certificado":"2010-06-25","dt_fim_certificado":"04/08/2020","cd_municipio":null,"cd_uf":null}]'</text:p>
          </table:table-cell>
        </table:table-row>
        <table:table-row table:style-name="ro1">
          <table:table-cell office:value-type="float" office:value="701908" calcext:value-type="float">
            <text:p>701908</text:p>
          </table:table-cell>
          <table:table-cell office:value-type="string" calcext:value-type="string">
            <text:p>'[{"cd_certificado":4, "dt_inicio_certificado":"</text:p>
          </table:table-cell>
          <table:table-cell office:value-type="string" calcext:value-type="string">
            <text:p>2016-11-17</text:p>
          </table:table-cell>
          <table:table-cell table:style-name="ce4" office:value-type="string" calcext:value-type="string">
            <text:p><text:span text:style-name="T1">","dt_fim_certificado":"</text:span></text:p>
          </table:table-cell>
          <table:table-cell table:style-name="ce5" office:value-type="string" calcext:value-type="string">
            <text:p>26/10/2020</text:p>
          </table:table-cell>
          <table:table-cell office:value-type="string" calcext:value-type="string">
            <text:p>","cd_municipio":null,"cd_uf":null}]'</text:p>
          </table:table-cell>
          <table:table-cell table:formula="of:=COM.MICROSOFT.CONCAT([.B15];[.C15];[.D15];[.E15];[.F15])" office:value-type="string" office:string-value="'[{&quot;cd_certificado&quot;:4, &quot;dt_inicio_certificado&quot;:&quot;2016-11-17&quot;,&quot;dt_fim_certificado&quot;:&quot;26/10/2020&quot;,&quot;cd_municipio&quot;:null,&quot;cd_uf&quot;:null}]'" calcext:value-type="string">
            <text:p>'[{"cd_certificado":4, "dt_inicio_certificado":"2016-11-17","dt_fim_certificado":"26/10/2020","cd_municipio":null,"cd_uf":null}]'</text:p>
          </table:table-cell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3:00:41.5144807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6:41:57.250234805</meta:creation-date>
    <dc:date>2020-12-28T16:11:24.122520037</dc:date>
    <meta:editing-duration>PT2H44M58S</meta:editing-duration>
    <meta:editing-cycles>6</meta:editing-cycles>
    <meta:generator>LibreOffice/6.0.7.3$Linux_X86_64 LibreOffice_project/00m0$Build-3</meta:generator>
    <meta:document-statistic meta:table-count="1" meta:cell-count="105" meta:object-count="0"/>
  </office:meta>
</office:document-meta>
</file>